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Microsoft Sans Serif" svg:font-family="Microsoft Sans Serif" style:font-family-generic="swiss" style:font-pitch="variable" svg:panose-1="2 11 6 4 2 2 2 2 2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tarSymbol, 'MS Mincho'" svg:font-family="StarSymbol, 'MS Mincho'" style:font-family-generic="system"/>
    <style:font-face style:name="Courier New" svg:font-family="Courier New" style:font-family-generic="modern" style:font-pitch="fixed" svg:panose-1="2 7 3 9 2 2 5 2 4 4"/>
    <style:font-face style:name="Arial Black" svg:font-family="Arial Black" style:font-family-generic="swiss" style:font-pitch="variable" svg:panose-1="2 11 10 4 2 1 2 2 2 4"/>
    <style:font-face style:name="Verdana" svg:font-family="Verdana" style:font-family-generic="swiss" style:font-pitch="variable" svg:panose-1="2 11 6 4 3 5 4 4 2 4"/>
    <style:font-face style:name="Arial, Arial" svg:font-family="Arial, Arial" style:font-family-generic="swiss"/>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14" style:parent-style-name="Standard" style:family="paragraph">
      <style:paragraph-properties fo:text-align="center"/>
      <style:text-properties style:font-name="Arial, Arial" style:font-name-asian="Arial, Arial" style:font-name-complex="Arial, Arial" fo:color="#0066CC" fo:font-size="44pt" style:font-size-asian="44pt" style:font-size-complex="44pt"/>
    </style:style>
    <style:style style:name="P15" style:parent-style-name="Standard" style:family="paragraph">
      <style:paragraph-properties fo:text-align="center"/>
    </style:style>
    <style:style style:name="T16" style:parent-style-name="Fuentedepárrafopredeter." style:family="text">
      <style:text-properties style:font-name="Arial, Arial" style:font-name-asian="Arial, Arial" style:font-name-complex="Arial, Arial" fo:color="#0066CC" fo:font-size="44pt" style:font-size-asian="44pt" style:font-size-complex="44pt"/>
    </style:style>
    <style:style style:name="P17" style:parent-style-name="Standard" style:family="paragraph">
      <style:text-properties style:font-name="Arial, Arial" style:font-name-asian="Arial, Arial" style:font-name-complex="Arial, Arial" fo:color="#000000" fo:font-size="48pt" style:font-size-asian="48pt" style:font-size-complex="48pt"/>
    </style:style>
    <style:style style:name="P18" style:parent-style-name="Standard" style:family="paragraph">
      <style:text-properties style:font-name="Arial, Arial" style:font-name-asian="Arial, Arial" style:font-name-complex="Arial, Arial" fo:color="#000000" fo:font-size="48pt" style:font-size-asian="48pt" style:font-size-complex="48pt"/>
    </style:style>
    <style:style style:name="P19" style:parent-style-name="Standard" style:family="paragraph">
      <style:text-properties style:font-name="Arial, Arial" style:font-name-asian="Arial, Arial" style:font-name-complex="Arial, Arial" fo:color="#000000" fo:font-size="48pt" style:font-size-asian="48pt" style:font-size-complex="48pt"/>
    </style:style>
    <style:style style:name="P20" style:parent-style-name="Standard" style:family="paragraph">
      <style:paragraph-properties fo:text-align="end"/>
      <style:text-properties style:font-name="Arial, Arial" style:font-name-asian="Arial, Arial" style:font-name-complex="Arial, Arial" fo:color="#0066CC" fo:font-size="14pt" style:font-size-asian="14pt" style:font-size-complex="14pt"/>
    </style:style>
    <style:style style:name="P21" style:parent-style-name="Standard" style:family="paragraph">
      <style:paragraph-properties fo:text-align="end"/>
    </style:style>
    <style:style style:name="T22" style:parent-style-name="Fuentedepárrafopredeter." style:family="text">
      <style:text-properties style:font-name="Arial, Arial" style:font-name-asian="Arial, Arial" style:font-name-complex="Arial, Arial" fo:color="#0066CC" fo:font-size="14pt" style:font-size-asian="14pt" style:font-size-complex="14pt"/>
    </style:style>
    <style:style style:name="P23" style:parent-style-name="Standard" style:family="paragraph">
      <style:text-properties style:font-name="Arial, Arial" style:font-name-asian="Arial, Arial" style:font-name-complex="Arial, Arial" fo:font-weight="bold" style:font-weight-asian="bold" style:font-weight-complex="bold" fo:color="#000000" fo:font-size="20pt" style:font-size-asian="20pt" style:font-size-complex="20pt"/>
    </style:style>
    <style:style style:name="P24" style:parent-style-name="Standard" style:family="paragraph">
      <style:paragraph-properties fo:break-before="page"/>
      <style:text-properties style:font-name="Arial, Arial" style:font-name-asian="Arial, Arial" style:font-name-complex="Arial, Arial" fo:font-weight="bold" style:font-weight-asian="bold" style:font-weight-complex="bold" fo:color="#0066CC" fo:font-size="20pt" style:font-size-asian="20pt" style:font-size-complex="20pt"/>
    </style:style>
    <style:style style:name="P25" style:parent-style-name="Standard" style:family="paragraph">
      <style:paragraph-properties fo:margin-top="0.0826in" fo:margin-bottom="0.1576in"/>
      <style:text-properties style:font-name="Arial, Arial" style:font-name-asian="Arial, Arial" style:font-name-complex="Arial, Arial" fo:font-weight="bold" style:font-weight-asian="bold" style:font-weight-complex="bold" fo:color="#0066CC" fo:font-size="20pt" style:font-size-asian="20pt" style:font-size-complex="20pt"/>
    </style:style>
    <style:style style:name="P26" style:parent-style-name="Standard" style:family="paragraph">
      <style:text-properties style:font-name="Arial, Arial" style:font-name-asian="Arial, Arial" style:font-name-complex="Arial, Arial" fo:font-weight="bold" style:font-weight-asian="bold" style:font-weight-complex="bold" fo:color="#0066CC" fo:font-size="20pt" style:font-size-asian="20pt" style:font-size-complex="20pt"/>
    </style:style>
    <style:style style:name="P27" style:parent-style-name="Standard" style:family="paragraph">
      <style:text-properties style:font-name="Arial, Arial" style:font-name-asian="Arial, Arial" style:font-name-complex="Arial, Arial" fo:font-weight="bold" style:font-weight-asian="bold" style:font-weight-complex="bold" fo:color="#0066CC" fo:font-size="20pt" style:font-size-asian="20pt" style:font-size-complex="20pt"/>
    </style:style>
    <style:style style:name="P28" style:parent-style-name="Título1" style:family="paragraph">
      <style:paragraph-properties fo:break-before="page"/>
    </style:style>
    <style:style style:name="P29" style:parent-style-name="Standard" style:family="paragraph">
      <style:text-properties style:font-name-complex="Arial" fo:color="#222222" fo:background-color="#FFFFFF"/>
    </style:style>
    <style:style style:name="T30" style:parent-style-name="Fuentedepárrafopredeter." style:family="text">
      <style:text-properties style:font-name-complex="Arial" fo:color="#222222" fo:background-color="#FFFFFF"/>
    </style:style>
    <style:style style:name="T31" style:parent-style-name="Fuentedepárrafopredeter." style:family="text">
      <style:text-properties style:font-name-complex="Arial" style:font-weight-complex="bold" fo:color="#222222" fo:background-color="#FFFFFF"/>
    </style:style>
    <style:style style:name="T32" style:parent-style-name="Fuentedepárrafopredeter." style:family="text">
      <style:text-properties style:font-name-complex="Arial" fo:color="#222222" fo:background-color="#FFFFFF"/>
    </style:style>
    <style:style style:name="T33" style:parent-style-name="Fuentedepárrafopredeter." style:family="text">
      <style:text-properties style:font-name-complex="Arial" style:font-weight-complex="bold" fo:color="#222222" fo:background-color="#FFFFFF"/>
    </style:style>
    <style:style style:name="T34" style:parent-style-name="Fuentedepárrafopredeter." style:family="text">
      <style:text-properties style:font-name-complex="Arial" fo:color="#222222" fo:background-color="#FFFFFF"/>
    </style:style>
    <style:style style:name="P35" style:parent-style-name="Standard" style:family="paragraph">
      <style:text-properties fo:language="es" fo:country="MX"/>
    </style:style>
    <style:style style:name="P36" style:parent-style-name="Standard" style:family="paragraph">
      <style:text-properties fo:language="es" fo:country="MX"/>
    </style:style>
    <style:style style:name="P37" style:parent-style-name="Standard" style:family="paragraph">
      <style:text-properties fo:language="es" fo:country="MX"/>
    </style:style>
    <style:style style:name="P38" style:parent-style-name="Standard" style:family="paragraph">
      <style:text-properties fo:language="es" fo:country="MX"/>
    </style:style>
    <style:style style:name="P39" style:parent-style-name="Standard" style:family="paragraph">
      <style:text-properties fo:language="es" fo:country="MX"/>
    </style:style>
    <style:style style:name="P40" style:parent-style-name="Standard" style:family="paragraph">
      <style:paragraph-properties fo:margin-left="0.1562in" fo:text-indent="-0.1666in">
        <style:tab-stops/>
      </style:paragraph-properties>
      <style:text-properties fo:language="es" fo:country="MX"/>
    </style:style>
    <style:style style:name="P41" style:parent-style-name="Standard" style:family="paragraph">
      <style:paragraph-properties fo:margin-left="0.1562in" fo:text-indent="-0.1666in">
        <style:tab-stops/>
      </style:paragraph-properties>
      <style:text-properties fo:language="es" fo:country="MX"/>
    </style:style>
    <style:style style:name="P42" style:parent-style-name="Standard" style:family="paragraph">
      <style:paragraph-properties fo:margin-left="0.1562in" fo:text-indent="-0.1666in">
        <style:tab-stops/>
      </style:paragraph-properties>
      <style:text-properties fo:language="es" fo:country="MX"/>
    </style:style>
    <style:style style:name="P43" style:parent-style-name="Standard" style:family="paragraph">
      <style:paragraph-properties fo:margin-left="0.1562in" fo:text-indent="-0.1666in">
        <style:tab-stops/>
      </style:paragraph-properties>
      <style:text-properties fo:language="es" fo:country="MX"/>
    </style:style>
    <style:style style:name="P44" style:parent-style-name="Standard" style:family="paragraph">
      <style:paragraph-properties fo:margin-left="0.1562in" fo:text-indent="-0.1666in">
        <style:tab-stops/>
      </style:paragraph-properties>
      <style:text-properties fo:language="es" fo:country="MX"/>
    </style:style>
    <style:style style:name="P45" style:parent-style-name="Standard" style:family="paragraph">
      <style:paragraph-properties fo:margin-left="0.1562in" fo:text-indent="-0.1666in">
        <style:tab-stops/>
      </style:paragraph-properties>
      <style:text-properties fo:language="es" fo:country="MX"/>
    </style:style>
    <style:style style:name="P46" style:parent-style-name="Standard" style:family="paragraph">
      <style:paragraph-properties fo:margin-left="0.1562in" fo:text-indent="-0.1666in">
        <style:tab-stops/>
      </style:paragraph-properties>
      <style:text-properties fo:language="es" fo:country="MX"/>
    </style:style>
    <style:style style:name="P47" style:parent-style-name="Standard" style:family="paragraph">
      <style:paragraph-properties fo:margin-left="0.1562in" fo:text-indent="-0.1666in">
        <style:tab-stops/>
      </style:paragraph-properties>
      <style:text-properties fo:language="es" fo:country="MX"/>
    </style:style>
    <style:style style:name="P48" style:parent-style-name="Standard" style:family="paragraph">
      <style:paragraph-properties fo:margin-left="0.1562in" fo:text-indent="-0.1666in">
        <style:tab-stops/>
      </style:paragraph-properties>
      <style:text-properties fo:language="es" fo:country="MX"/>
    </style:style>
    <style:style style:name="P49" style:parent-style-name="Standard" style:family="paragraph">
      <style:paragraph-properties fo:margin-left="0.1562in" fo:text-indent="-0.1666in">
        <style:tab-stops/>
      </style:paragraph-properties>
      <style:text-properties fo:language="es" fo:country="MX"/>
    </style:style>
    <style:style style:name="P50" style:parent-style-name="Standard" style:family="paragraph">
      <style:paragraph-properties fo:margin-left="0.1458in" fo:text-indent="-0.1458in">
        <style:tab-stops/>
      </style:paragraph-properties>
      <style:text-properties fo:language="es" fo:country="MX"/>
    </style:style>
    <style:style style:name="P51" style:parent-style-name="Standard" style:family="paragraph">
      <style:paragraph-properties fo:margin-left="0.1458in" fo:text-indent="-0.1458in">
        <style:tab-stops/>
      </style:paragraph-properties>
      <style:text-properties fo:language="es" fo:country="MX"/>
    </style:style>
    <style:style style:name="P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fo:hyphenate="true"/>
    </style:style>
    <style:style style:name="P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fo:hyphenate="true"/>
    </style:style>
    <style:style style:name="P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fo:hyphenate="true"/>
    </style:style>
    <style:style style:name="P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fo:hyphenate="true"/>
    </style:style>
    <style:style style:name="P56" style:parent-style-name="Normal" style:family="paragraph">
      <style:paragraph-properties fo:widows="2" fo:orphans="2" style:vertical-align="auto"/>
      <style:text-properties style:font-name-asian="Times New Roman" style:font-name-complex="Times New Roman" style:letter-kerning="false" fo:language="es" fo:country="MX" fo:hyphenate="true"/>
    </style:style>
    <style:style style:name="P57"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fo:hyphenate="true"/>
    </style:style>
    <style:style style:name="P58" style:parent-style-name="Normal" style:family="paragraph">
      <style:paragraph-properties fo:widows="2" fo:orphans="2" style:vertical-align="auto"/>
      <style:text-properties fo:hyphenate="true"/>
    </style:style>
    <style:style style:name="T5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P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fo:hyphenate="true"/>
    </style:style>
    <style:style style:name="P61" style:parent-style-name="Normal" style:family="paragraph">
      <style:paragraph-properties fo:widows="2" fo:orphans="2" style:vertical-align="auto"/>
      <style:text-properties fo:hyphenate="true"/>
    </style:style>
    <style:style style:name="T6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T6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P64" style:parent-style-name="Normal" style:family="paragraph">
      <style:paragraph-properties fo:widows="2" fo:orphans="2" style:vertical-align="auto"/>
      <style:text-properties fo:hyphenate="true"/>
    </style:style>
    <style:style style:name="T65"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P66" style:parent-style-name="Normal" style:family="paragraph">
      <style:paragraph-properties fo:widows="2" fo:orphans="2" style:vertical-align="auto"/>
      <style:text-properties style:font-name-asian="Times New Roman" style:font-name-complex="Times New Roman" style:letter-kerning="false" fo:language="es" fo:country="MX" fo:hyphenate="true"/>
    </style:style>
    <style:style style:name="P67" style:parent-style-name="Normal" style:family="paragraph">
      <style:paragraph-properties fo:widows="2" fo:orphans="2" style:vertical-align="auto"/>
      <style:text-properties fo:hyphenate="true"/>
    </style:style>
    <style:style style:name="T6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P69" style:parent-style-name="Normal" style:family="paragraph">
      <style:paragraph-properties fo:widows="2" fo:orphans="2" style:vertical-align="auto"/>
      <style:text-properties style:font-name-asian="Times New Roman" style:font-name-complex="Times New Roman" style:letter-kerning="false" fo:language="es" fo:country="MX" fo:hyphenate="true"/>
    </style:style>
    <style:style style:name="P70" style:parent-style-name="Normal" style:family="paragraph">
      <style:paragraph-properties fo:widows="2" fo:orphans="2" style:vertical-align="auto"/>
      <style:text-properties fo:hyphenate="true"/>
    </style:style>
    <style:style style:name="T7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T7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T7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T7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T75"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T7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style>
    <style:style style:name="P77" style:parent-style-name="Standard" style:family="paragraph">
      <style:paragraph-properties fo:margin-left="0.1458in" fo:text-indent="-0.1458in">
        <style:tab-stops/>
      </style:paragraph-properties>
      <style:text-properties fo:language="es" fo:country="MX"/>
    </style:style>
    <style:style style:name="P78" style:parent-style-name="Standard" style:family="paragraph">
      <style:paragraph-properties fo:margin-left="0.1458in" fo:text-indent="-0.1458in">
        <style:tab-stops/>
      </style:paragraph-properties>
      <style:text-properties fo:language="es" fo:country="MX"/>
    </style:style>
    <style:style style:name="P79" style:parent-style-name="Standard" style:family="paragraph">
      <style:paragraph-properties fo:margin-left="0.1458in" fo:text-indent="-0.1458in">
        <style:tab-stops/>
      </style:paragraph-properties>
      <style:text-properties fo:language="es" fo:country="MX"/>
    </style:style>
    <style:style style:name="P80" style:parent-style-name="Standard" style:family="paragraph">
      <style:paragraph-properties fo:margin-left="0.1458in" fo:text-indent="-0.1458in">
        <style:tab-stops/>
      </style:paragraph-properties>
      <style:text-properties fo:language="es" fo:country="MX"/>
    </style:style>
    <style:style style:name="P81" style:parent-style-name="Standard" style:family="paragraph">
      <style:paragraph-properties fo:margin-left="0.1458in" fo:text-indent="-0.1458in">
        <style:tab-stops/>
      </style:paragraph-properties>
      <style:text-properties fo:language="es" fo:country="MX"/>
    </style:style>
    <style:style style:name="P82" style:parent-style-name="Standard" style:family="paragraph">
      <style:paragraph-properties fo:margin-left="0.1458in" fo:text-indent="-0.1458in">
        <style:tab-stops/>
      </style:paragraph-properties>
      <style:text-properties fo:language="es" fo:country="MX"/>
    </style:style>
    <style:style style:name="P83" style:parent-style-name="Standard" style:family="paragraph">
      <style:paragraph-properties fo:margin-left="0.1458in" fo:text-indent="-0.1458in">
        <style:tab-stops/>
      </style:paragraph-properties>
      <style:text-properties fo:language="es" fo:country="MX"/>
    </style:style>
    <style:style style:name="P84" style:parent-style-name="Standard" style:family="paragraph">
      <style:paragraph-properties fo:margin-left="0.1458in" fo:text-indent="-0.1458in">
        <style:tab-stops/>
      </style:paragraph-properties>
      <style:text-properties fo:language="es" fo:country="MX"/>
    </style:style>
    <style:style style:name="P85" style:parent-style-name="Standard" style:family="paragraph">
      <style:paragraph-properties fo:margin-left="0.1458in" fo:text-indent="-0.1458in">
        <style:tab-stops/>
      </style:paragraph-properties>
      <style:text-properties fo:language="es" fo:country="MX"/>
    </style:style>
    <style:style style:name="P86" style:parent-style-name="Standard" style:family="paragraph">
      <style:paragraph-properties fo:margin-left="0.1458in" fo:text-indent="-0.1458in">
        <style:tab-stops/>
      </style:paragraph-properties>
      <style:text-properties fo:language="es" fo:country="MX"/>
    </style:style>
    <style:style style:name="P87" style:parent-style-name="Standard" style:family="paragraph">
      <style:paragraph-properties fo:margin-left="0.1458in" fo:text-indent="-0.1458in">
        <style:tab-stops/>
      </style:paragraph-properties>
      <style:text-properties fo:language="es" fo:country="MX"/>
    </style:style>
    <style:style style:name="P88" style:parent-style-name="Standard" style:family="paragraph">
      <style:paragraph-properties fo:margin-left="0.1562in" fo:text-indent="-0.1666in">
        <style:tab-stops/>
      </style:paragraph-properties>
      <style:text-properties fo:language="es" fo:country="MX"/>
    </style:style>
    <style:style style:name="P89" style:parent-style-name="Título1" style:family="paragraph">
      <style:paragraph-properties fo:break-before="page"/>
    </style:style>
    <style:style style:name="P90" style:parent-style-name="Standard" style:family="paragraph">
      <style:text-properties fo:font-weight="bold" style:font-weight-asian="bold" style:font-weight-complex="bold" fo:font-size="20pt" style:font-size-asian="20pt" style:font-size-complex="20pt" fo:language="es" fo:country="MX"/>
    </style:style>
    <style:style style:name="TableColumn92" style:family="table-column">
      <style:table-column-properties style:column-width="4.2187in" style:use-optimal-column-width="false"/>
    </style:style>
    <style:style style:name="TableColumn93" style:family="table-column">
      <style:table-column-properties style:column-width="1.6458in" style:use-optimal-column-width="false"/>
    </style:style>
    <style:style style:name="Table91" style:family="table">
      <style:table-properties style:width="5.8645in" fo:margin-left="0.027in" table:align="left"/>
    </style:style>
    <style:style style:name="TableRow94" style:family="table-row">
      <style:table-row-properties style:min-row-height="0.3062in" style:use-optimal-row-height="false"/>
    </style:style>
    <style:style style:name="TableCell95"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96"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97" style:family="table-cell">
      <style:table-cell-properties fo:border="0.0312in double #C0C0C0" style:border-line-width="0.0104in 0.0104in 0.0104in" style:writing-mode="lr-tb" fo:padding-top="0in" fo:padding-left="0.0486in" fo:padding-bottom="0in" fo:padding-right="0.0486in"/>
    </style:style>
    <style:style style:name="P98"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99" style:family="table-row">
      <style:table-row-properties style:min-row-height="0.193in" style:use-optimal-row-height="false"/>
    </style:style>
    <style:style style:name="TableCell100"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01"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02" style:family="table-cell">
      <style:table-cell-properties fo:border="0.0312in double #C0C0C0" style:border-line-width="0.0104in 0.0104in 0.0104in" style:writing-mode="lr-tb" fo:padding-top="0in" fo:padding-left="0.0486in" fo:padding-bottom="0in" fo:padding-right="0.0486in"/>
    </style:style>
    <style:style style:name="P103"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104" style:family="table-row">
      <style:table-row-properties style:min-row-height="0.193in" style:use-optimal-row-height="false"/>
    </style:style>
    <style:style style:name="TableCell105"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06"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07" style:family="table-cell">
      <style:table-cell-properties fo:border="0.0312in double #C0C0C0" style:border-line-width="0.0104in 0.0104in 0.0104in" style:writing-mode="lr-tb" fo:padding-top="0in" fo:padding-left="0.0486in" fo:padding-bottom="0in" fo:padding-right="0.0486in"/>
    </style:style>
    <style:style style:name="P108"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109" style:family="table-row">
      <style:table-row-properties style:min-row-height="0.193in" style:use-optimal-row-height="false"/>
    </style:style>
    <style:style style:name="TableCell110"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11"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12" style:family="table-cell">
      <style:table-cell-properties fo:border="0.0312in double #C0C0C0" style:border-line-width="0.0104in 0.0104in 0.0104in" style:writing-mode="lr-tb" fo:padding-top="0in" fo:padding-left="0.0486in" fo:padding-bottom="0in" fo:padding-right="0.0486in"/>
    </style:style>
    <style:style style:name="P113"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114" style:family="table-row">
      <style:table-row-properties style:min-row-height="0.193in" style:use-optimal-row-height="false"/>
    </style:style>
    <style:style style:name="TableCell115"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16"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17" style:family="table-cell">
      <style:table-cell-properties fo:border="0.0312in double #C0C0C0" style:border-line-width="0.0104in 0.0104in 0.0104in" style:writing-mode="lr-tb" fo:padding-top="0in" fo:padding-left="0.0486in" fo:padding-bottom="0in" fo:padding-right="0.0486in"/>
    </style:style>
    <style:style style:name="P118"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119" style:parent-style-name="Standard" style:family="paragraph">
      <style:text-properties fo:language="es" fo:country="MX"/>
    </style:style>
    <style:style style:name="TableColumn121" style:family="table-column">
      <style:table-column-properties style:column-width="1.9888in" style:use-optimal-column-width="false"/>
    </style:style>
    <style:style style:name="TableColumn122" style:family="table-column">
      <style:table-column-properties style:column-width="1.3152in" style:use-optimal-column-width="false"/>
    </style:style>
    <style:style style:name="TableColumn123" style:family="table-column">
      <style:table-column-properties style:column-width="2.5395in" style:use-optimal-column-width="false"/>
    </style:style>
    <style:style style:name="Table120" style:family="table">
      <style:table-properties style:width="5.8437in" fo:margin-left="0.027in" table:align="left"/>
    </style:style>
    <style:style style:name="TableRow124" style:family="table-row">
      <style:table-row-properties style:min-row-height="0.3062in" style:use-optimal-row-height="false"/>
    </style:style>
    <style:style style:name="TableCell125"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26"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style>
    <style:style style:name="T127" style:parent-style-name="Fuentedepárrafopredeter." style:family="text">
      <style:text-properties style:font-name-complex="Arial" fo:language="es" fo:country="MX"/>
    </style:style>
    <style:style style:name="T128" style:parent-style-name="Fuentedepárrafopredeter." style:family="text">
      <style:text-properties style:font-name-complex="Arial" fo:language="es" fo:country="MX"/>
    </style:style>
    <style:style style:name="T129" style:parent-style-name="Fuentedepárrafopredeter." style:family="text">
      <style:text-properties style:font-name-complex="Arial" fo:font-weight="bold" style:font-weight-asian="bold" style:font-weight-complex="bold" fo:language="es" fo:country="MX"/>
    </style:style>
    <style:style style:name="TableCell130"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31"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132" style:family="table-cell">
      <style:table-cell-properties fo:border="0.0312in double #C0C0C0" style:border-line-width="0.0104in 0.0104in 0.0104in" style:writing-mode="lr-tb" fo:padding-top="0in" fo:padding-left="0.0486in" fo:padding-bottom="0in" fo:padding-right="0.0486in"/>
    </style:style>
    <style:style style:name="P133"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134" style:family="table-row">
      <style:table-row-properties style:min-row-height="0.193in" style:use-optimal-row-height="false"/>
    </style:style>
    <style:style style:name="TableCell135"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36"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37"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38"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139" style:family="table-cell">
      <style:table-cell-properties fo:border="0.0312in double #C0C0C0" style:border-line-width="0.0104in 0.0104in 0.0104in" style:writing-mode="lr-tb" fo:padding-top="0in" fo:padding-left="0.0486in" fo:padding-bottom="0in" fo:padding-right="0.0486in"/>
    </style:style>
    <style:style style:name="P140"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141" style:parent-style-name="Título1" style:family="paragraph">
      <style:paragraph-properties fo:break-before="page"/>
    </style:style>
    <style:style style:name="P142" style:parent-style-name="Standard" style:family="paragraph">
      <style:text-properties fo:language="es" fo:country="MX"/>
    </style:style>
    <style:style style:name="P143" style:parent-style-name="Standard" style:family="paragraph">
      <style:text-properties fo:language="es" fo:country="MX"/>
    </style:style>
    <style:style style:name="TableColumn145" style:family="table-column">
      <style:table-column-properties style:column-width="1.9895in" style:use-optimal-column-width="false"/>
    </style:style>
    <style:style style:name="TableColumn146" style:family="table-column">
      <style:table-column-properties style:column-width="1.0937in" style:use-optimal-column-width="false"/>
    </style:style>
    <style:style style:name="TableColumn147" style:family="table-column">
      <style:table-column-properties style:column-width="2.8437in" style:use-optimal-column-width="false"/>
    </style:style>
    <style:style style:name="Table144" style:family="table">
      <style:table-properties style:width="5.927in" fo:margin-left="0.027in" table:align="left"/>
    </style:style>
    <style:style style:name="TableRow148" style:family="table-row">
      <style:table-row-properties style:min-row-height="0.3062in" style:use-optimal-row-height="false"/>
    </style:style>
    <style:style style:name="TableCell149"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50"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style>
    <style:style style:name="T151" style:parent-style-name="Fuentedepárrafopredeter." style:family="text">
      <style:text-properties style:font-name-complex="Arial" fo:language="es" fo:country="MX"/>
    </style:style>
    <style:style style:name="T152" style:parent-style-name="Fuentedepárrafopredeter." style:family="text">
      <style:text-properties style:font-name-complex="Arial" fo:font-weight="bold" style:font-weight-asian="bold" style:font-weight-complex="bold" fo:language="es" fo:country="MX"/>
    </style:style>
    <style:style style:name="TableCell153"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54"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155" style:family="table-cell">
      <style:table-cell-properties fo:border="0.0312in double #C0C0C0" style:border-line-width="0.0104in 0.0104in 0.0104in" style:writing-mode="lr-tb" fo:padding-top="0in" fo:padding-left="0.0486in" fo:padding-bottom="0in" fo:padding-right="0.0486in"/>
    </style:style>
    <style:style style:name="P156"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157" style:family="table-row">
      <style:table-row-properties style:min-row-height="0.193in" style:use-optimal-row-height="false"/>
    </style:style>
    <style:style style:name="TableCell158"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59"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60"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61"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162"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163"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164" style:family="table-row">
      <style:table-row-properties style:min-row-height="0.193in" style:use-optimal-row-height="false"/>
    </style:style>
    <style:style style:name="TableCell165"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66"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67"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68"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169"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170"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171" style:family="table-row">
      <style:table-row-properties style:min-row-height="0.193in" style:use-optimal-row-height="false"/>
    </style:style>
    <style:style style:name="TableCell172"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73"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74"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75"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176"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177"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178" style:family="table-row">
      <style:table-row-properties style:min-row-height="0.193in" style:use-optimal-row-height="false"/>
    </style:style>
    <style:style style:name="TableCell179"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80"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81"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82"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183"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184"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185" style:family="table-row">
      <style:table-row-properties style:min-row-height="0.193in" style:use-optimal-row-height="false"/>
    </style:style>
    <style:style style:name="TableCell186"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87"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88"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89"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190"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191"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192" style:family="table-row">
      <style:table-row-properties style:min-row-height="0.193in" style:use-optimal-row-height="false"/>
    </style:style>
    <style:style style:name="TableCell193"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94"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95"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196"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197"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198"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199" style:family="table-row">
      <style:table-row-properties style:min-row-height="0.193in" style:use-optimal-row-height="false"/>
    </style:style>
    <style:style style:name="TableCell200"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201"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02"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203"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204"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205"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206" style:family="table-row">
      <style:table-row-properties style:min-row-height="0.193in" style:use-optimal-row-height="false"/>
    </style:style>
    <style:style style:name="TableCell207"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208"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09"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210"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211"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212"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213" style:family="table-row">
      <style:table-row-properties style:min-row-height="0.193in" style:use-optimal-row-height="false"/>
    </style:style>
    <style:style style:name="TableCell214"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215"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16"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217"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218"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219"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220" style:family="table-row">
      <style:table-row-properties style:min-row-height="0.193in" style:use-optimal-row-height="false"/>
    </style:style>
    <style:style style:name="TableCell221"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222"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23"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224"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225"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226"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227" style:family="table-row">
      <style:table-row-properties style:min-row-height="0.193in" style:use-optimal-row-height="false"/>
    </style:style>
    <style:style style:name="TableCell228"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229"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30" style:family="table-cell">
      <style:table-cell-properties fo:border-top="none" fo:border-left="0.0312in double #C0C0C0" style:border-line-width-left="0.0104in 0.0104in 0.0104in" fo:border-bottom="none" fo:border-right="none" style:writing-mode="lr-tb" fo:padding-top="0in" fo:padding-left="0.0486in" fo:padding-bottom="0in" fo:padding-right="0.0486in"/>
    </style:style>
    <style:style style:name="P231" style:parent-style-name="Lista"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fo:font-size="9pt" style:font-size-asian="9pt" style:font-size-complex="9pt" fo:language="es" fo:country="MX"/>
    </style:style>
    <style:style style:name="TableCell232" style:family="table-cell">
      <style:table-cell-properties fo:border-top="none" fo:border-left="0.0312in double #C0C0C0" style:border-line-width-left="0.0104in 0.0104in 0.0104in" fo:border-bottom="none" fo:border-right="0.0312in double #C0C0C0" style:border-line-width-right="0.0104in 0.0104in 0.0104in" style:writing-mode="lr-tb" fo:padding-top="0in" fo:padding-left="0.0486in" fo:padding-bottom="0in" fo:padding-right="0.0486in"/>
    </style:style>
    <style:style style:name="P233"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234" style:parent-style-name="Standard" style:family="paragraph">
      <style:paragraph-properties fo:margin-left="0.1145in" fo:text-indent="-0.125in">
        <style:tab-stops>
          <style:tab-stop style:type="left" style:position="0.4895in"/>
        </style:tab-stops>
      </style:paragraph-properties>
      <style:text-properties fo:language="es" fo:country="MX"/>
    </style:style>
    <style:style style:name="TableColumn236" style:family="table-column">
      <style:table-column-properties style:column-width="3.802in" style:use-optimal-column-width="false"/>
    </style:style>
    <style:style style:name="TableColumn237" style:family="table-column">
      <style:table-column-properties style:column-width="2.0888in" style:use-optimal-column-width="false"/>
    </style:style>
    <style:style style:name="Table235" style:family="table">
      <style:table-properties style:width="5.8909in" fo:margin-left="0.0062in" table:align="left"/>
    </style:style>
    <style:style style:name="TableRow238" style:family="table-row">
      <style:table-row-properties style:min-row-height="0.3062in" style:use-optimal-row-height="false"/>
    </style:style>
    <style:style style:name="TableCell239"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40"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241" style:family="table-cell">
      <style:table-cell-properties fo:border="0.0312in double #C0C0C0" style:border-line-width="0.0104in 0.0104in 0.0104in" style:writing-mode="lr-tb" fo:padding-top="0in" fo:padding-left="0.0486in" fo:padding-bottom="0in" fo:padding-right="0.0486in"/>
    </style:style>
    <style:style style:name="P242"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243" style:family="table-row">
      <style:table-row-properties style:min-row-height="0.193in" style:use-optimal-row-height="false"/>
    </style:style>
    <style:style style:name="TableCell244"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45"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46" style:family="table-cell">
      <style:table-cell-properties fo:border="0.0312in double #C0C0C0" style:border-line-width="0.0104in 0.0104in 0.0104in" style:writing-mode="lr-tb" fo:padding-top="0in" fo:padding-left="0.0486in" fo:padding-bottom="0in" fo:padding-right="0.0486in"/>
    </style:style>
    <style:style style:name="P247"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248" style:parent-style-name="Título1" style:family="paragraph">
      <style:paragraph-properties fo:margin-left="0.375in" fo:text-indent="-0.375in">
        <style:tab-stops>
          <style:tab-stop style:type="left" style:position="0.4895in"/>
        </style:tab-stops>
      </style:paragraph-properties>
    </style:style>
    <style:style style:name="P249" style:parent-style-name="Título1" style:family="paragraph">
      <style:paragraph-properties fo:margin-left="0.375in" fo:text-indent="-0.375in">
        <style:tab-stops>
          <style:tab-stop style:type="left" style:position="0.4895in"/>
        </style:tab-stops>
      </style:paragraph-properties>
    </style:style>
    <style:style style:name="P250" style:parent-style-name="Título1" style:family="paragraph">
      <style:paragraph-properties fo:margin-left="0.375in" fo:text-indent="-0.375in">
        <style:tab-stops>
          <style:tab-stop style:type="left" style:position="0.4895in"/>
        </style:tab-stops>
      </style:paragraph-properties>
    </style:style>
    <style:style style:name="P251" style:parent-style-name="Standard" style:family="paragraph">
      <style:paragraph-properties>
        <style:tab-stops>
          <style:tab-stop style:type="left" style:position="0.4895in"/>
        </style:tab-stops>
      </style:paragraph-properties>
      <style:text-properties fo:language="es" fo:country="MX"/>
    </style:style>
    <style:style style:name="TableColumn253" style:family="table-column">
      <style:table-column-properties style:column-width="2.8437in" style:use-optimal-column-width="false"/>
    </style:style>
    <style:style style:name="TableColumn254" style:family="table-column">
      <style:table-column-properties style:column-width="2.9895in" style:use-optimal-column-width="false"/>
    </style:style>
    <style:style style:name="Table252" style:family="table">
      <style:table-properties style:width="5.8333in" fo:margin-left="0.0791in" table:align="left"/>
    </style:style>
    <style:style style:name="TableRow255" style:family="table-row">
      <style:table-row-properties style:min-row-height="0.3062in" style:use-optimal-row-height="false"/>
    </style:style>
    <style:style style:name="TableCell256"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57"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258" style:family="table-cell">
      <style:table-cell-properties fo:border="0.0312in double #C0C0C0" style:border-line-width="0.0104in 0.0104in 0.0104in" style:writing-mode="lr-tb" fo:padding-top="0in" fo:padding-left="0.0486in" fo:padding-bottom="0in" fo:padding-right="0.0486in"/>
    </style:style>
    <style:style style:name="P259"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260" style:family="table-row">
      <style:table-row-properties style:min-row-height="0.193in" style:use-optimal-row-height="false"/>
    </style:style>
    <style:style style:name="TableCell261"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62"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63" style:family="table-cell">
      <style:table-cell-properties fo:border="0.0312in double #C0C0C0" style:border-line-width="0.0104in 0.0104in 0.0104in" style:writing-mode="lr-tb" fo:padding-top="0in" fo:padding-left="0.0486in" fo:padding-bottom="0in" fo:padding-right="0.0486in"/>
    </style:style>
    <style:style style:name="P264"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265" style:family="table-row">
      <style:table-row-properties style:min-row-height="0.1583in" style:use-optimal-row-height="false"/>
    </style:style>
    <style:style style:name="TableCell266"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67"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68" style:family="table-cell">
      <style:table-cell-properties fo:border="0.0312in double #C0C0C0" style:border-line-width="0.0104in 0.0104in 0.0104in" style:writing-mode="lr-tb" fo:padding-top="0in" fo:padding-left="0.0486in" fo:padding-bottom="0in" fo:padding-right="0.0486in"/>
    </style:style>
    <style:style style:name="P269"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270" style:parent-style-name="Título1" style:family="paragraph">
      <style:paragraph-properties fo:margin-left="0.375in" fo:text-indent="-0.375in">
        <style:tab-stops>
          <style:tab-stop style:type="left" style:position="0.4895in"/>
        </style:tab-stops>
      </style:paragraph-properties>
    </style:style>
    <style:style style:name="P271" style:parent-style-name="Standard" style:family="paragraph">
      <style:text-properties fo:language="es" fo:country="MX"/>
    </style:style>
    <style:style style:name="P272" style:parent-style-name="Standard" style:family="paragraph">
      <style:text-properties fo:language="es" fo:country="MX"/>
    </style:style>
    <style:style style:name="TableColumn274" style:family="table-column">
      <style:table-column-properties style:column-width="1.5104in" style:use-optimal-column-width="false"/>
    </style:style>
    <style:style style:name="TableColumn275" style:family="table-column">
      <style:table-column-properties style:column-width="4.3229in" style:use-optimal-column-width="false"/>
    </style:style>
    <style:style style:name="Table273" style:family="table">
      <style:table-properties style:width="5.8333in" fo:margin-left="0.0791in" table:align="left"/>
    </style:style>
    <style:style style:name="TableRow276" style:family="table-row">
      <style:table-row-properties style:min-row-height="0.3062in" style:use-optimal-row-height="false"/>
    </style:style>
    <style:style style:name="TableCell277"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78"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279" style:family="table-cell">
      <style:table-cell-properties fo:border="0.0312in double #C0C0C0" style:border-line-width="0.0104in 0.0104in 0.0104in" style:writing-mode="lr-tb" fo:padding-top="0in" fo:padding-left="0.0486in" fo:padding-bottom="0in" fo:padding-right="0.0486in"/>
    </style:style>
    <style:style style:name="P280" style:parent-style-name="Standard" style:family="paragraph">
      <style:paragraph-properties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281" style:family="table-row">
      <style:table-row-properties style:min-row-height="0.193in" style:use-optimal-row-height="false"/>
    </style:style>
    <style:style style:name="TableCell282"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83" style:parent-style-name="Standard"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84" style:family="table-cell">
      <style:table-cell-properties fo:border="0.0312in double #C0C0C0" style:border-line-width="0.0104in 0.0104in 0.0104in" style:writing-mode="lr-tb" fo:padding-top="0in" fo:padding-left="0.0486in" fo:padding-bottom="0in" fo:padding-right="0.0486in"/>
    </style:style>
    <style:style style:name="P285" style:parent-style-name="Lista"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286" style:family="table-row">
      <style:table-row-properties style:min-row-height="0.1583in" style:use-optimal-row-height="false"/>
    </style:style>
    <style:style style:name="TableCell287"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88" style:parent-style-name="Standard" style:family="paragraph">
      <style:paragraph-properties style:snap-to-layout-grid="false" fo:text-align="center"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89" style:family="table-cell">
      <style:table-cell-properties fo:border="0.0312in double #C0C0C0" style:border-line-width="0.0104in 0.0104in 0.0104in" style:writing-mode="lr-tb" fo:padding-top="0in" fo:padding-left="0.0486in" fo:padding-bottom="0in" fo:padding-right="0.0486in"/>
    </style:style>
    <style:style style:name="P290" style:parent-style-name="Standard" style:family="paragraph">
      <style:paragraph-properties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291" style:parent-style-name="ContentsHeadinguser" style:family="paragraph">
      <style:text-properties fo:font-weight="normal" style:font-weight-asian="normal" fo:font-size="12pt" style:font-size-asian="12pt"/>
    </style:style>
    <style:style style:name="P292" style:parent-style-name="ContentsHeadinguser" style:family="paragraph">
      <style:paragraph-properties fo:text-align="center"/>
      <style:text-properties fo:font-size="20pt" style:font-size-asian="20pt" style:font-size-complex="20pt"/>
    </style:style>
    <style:style style:name="P293" style:parent-style-name="ContentsHeadinguser" style:family="paragraph">
      <style:paragraph-properties fo:text-align="center"/>
      <style:text-properties fo:font-size="20pt" style:font-size-asian="20pt" style:font-size-complex="20pt"/>
    </style:style>
    <style:style style:name="P294" style:parent-style-name="Standard" style:family="paragraph">
      <style:text-properties style:font-size-complex="11pt"/>
    </style:style>
    <style:style style:name="P295" style:parent-style-name="Título1" style:family="paragraph">
      <style:text-properties style:font-name-complex="Arial" fo:language="es" fo:country="ES"/>
    </style:style>
    <style:style style:name="P296" style:parent-style-name="Textbody" style:family="paragraph">
      <style:paragraph-properties fo:text-align="start" fo:margin-top="0.1666in" fo:margin-bottom="0.0416in" fo:margin-left="0.5in">
        <style:tab-stops>
          <style:tab-stop style:type="left" style:position="1in"/>
        </style:tab-stops>
      </style:paragraph-properties>
      <style:text-properties style:font-name-complex="Arial"/>
    </style:style>
  </office:automatic-styles>
  <office:body>
    <office:text text:use-soft-page-breaks="true">
      <text:p text:style-name="P1"/>
      <text:p text:style-name="P14"/>
      <text:p text:style-name="P15"><text:span text:style-name="T16">CARTA DE CONSTITUCIÓN DEL PROYECTO</text:span></text:p>
      <text:p text:style-name="P17"/>
      <text:p text:style-name="P18"/>
      <text:p text:style-name="P19"/>
      <text:p text:style-name="P20"/>
      <text:p text:style-name="P21"><text:span text:style-name="T22">Versión [01] – [Octubre] [2017]</text:span></text:p>
      <text:p text:style-name="P23"/>
      <text:p text:style-name="P24"/>
      <text:p text:style-name="P25">Indice de contenido</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Contents1">Introducción<text:tab/>3</text:p>
          <text:p text:style-name="Contents1">Objetivos del Proyecto<text:tab/>3</text:p>
          <text:p text:style-name="Contents1">Descripción del Alcance<text:tab/>3</text:p>
          <text:p text:style-name="Contents1">Beneficios<text:tab/>3</text:p>
          <text:p text:style-name="Contents1">Fases, Hitos, Entregables<text:tab/>3</text:p>
          <text:p text:style-name="Contents1">Resumen del cronograma<text:tab/>4</text:p>
          <text:p text:style-name="Contents1">Resumen del Presupuesto<text:tab/>4</text:p>
          <text:p text:style-name="Contents1">Patrocinador<text:tab/>4</text:p>
          <text:p text:style-name="Contents1">Equipo de Trabajo<text:tab/>5</text:p>
          <text:p text:style-name="Contents1">Riesgos<text:tab/>5</text:p>
          <text:p text:style-name="Contents1">Supuestos<text:tab/>5</text:p>
          <text:p text:style-name="Contents1">Restricciones y exclusiones<text:tab/>6</text:p>
        </text:index-body>
      </text:table-of-content>
      <text:p text:style-name="Standard"/>
      <text:p text:style-name="P26"/>
      <text:p text:style-name="P27"/>
      <text:soft-page-break/>
      <text:h text:style-name="P28" text:outline-level="1">Introducción</text:h>
      <text:p text:style-name="P29">El ajedrez es un juego de mesa en el que se enfrentan dos jugadores, cada uno de los jugadores tiene 16 piezas de valores diversos que puede mover, según ciertas reglas, sobre un tablero dividido en 64 cuadros alternativamente blancos y negros; gana el jugador que consigue dar mate al rey de su contrincante.<text:s/></text:p>
      <text:p text:style-name="Standard"><text:span text:style-name="T30">Dadas esas reglas surge el </text:span><text:span text:style-name="T31">problema de las ocho reinas</text:span><text:span text:style-name="T32">, el cuál es un pasatiempo que consiste en poner ocho </text:span><text:span text:style-name="T33">reinas</text:span><text:span text:style-name="T34"> en el tablero de ajedrez sin que estas se amenacen entre sí.</text:span></text:p>
      <text:p text:style-name="P35"/>
      <text:h text:style-name="Título1" text:outline-level="1">Objetivos del Proyecto</text:h>
      <text:p text:style-name="P36">Colocar 8 reinas en un tablero de ajedrez sin que corran peligro de atacarse entre sí.</text:p>
      <text:p text:style-name="P37"/>
      <text:h text:style-name="Título1" text:outline-level="1">Descripción del Alcance</text:h>
      <text:p text:style-name="P38">Creando este sistema experto se compararán<text:s/>las posibles soluciones<text:s/>que existen para este famoso problema.</text:p>
      <text:p text:style-name="P39"/>
      <text:h text:style-name="Título1" text:outline-level="1">Beneficios</text:h>
      <text:p text:style-name="P40">Se lograran encontrar las ventajas y desventajas de utilizar cada método experimentado, creando comparaciones entre ellos, para que se implementen de acuerdo a las necesidades o gustos de los usuarios.</text:p>
      <text:p text:style-name="P41">Se reafirmarán los conocimientos de razonamiento y creación de sistema expertos.</text:p>
      <text:p text:style-name="P42"/>
      <text:p text:style-name="P43"/>
      <text:p text:style-name="P44"/>
      <text:p text:style-name="P45"/>
      <text:p text:style-name="P46"/>
      <text:p text:style-name="P47"/>
      <text:p text:style-name="P48"/>
      <text:p text:style-name="P49"/>
      <text:soft-page-break/>
      <text:h text:style-name="Título1" text:outline-level="1">Fases, Hitos, Entregables</text:h>
      <text:p text:style-name="P50">La primera fase del proyecto es la creación del objeto tabla con dimensiones 8x8 el cual permitirá:</text:p>
      <text:p text:style-name="P51"/>
      <text:list text:style-name="LFO3" text:continue-numbering="true">
        <text:list-item>
          <text:p text:style-name="P52">Impresión del<text:s/>estado actual</text:p>
        </text:list-item>
        <text:list-item>
          <text:p text:style-name="P53">Impresión de los<text:s/>estados posibles de una pieza dadas previamente coordenadas</text:p>
        </text:list-item>
        <text:list-item>
          <text:p text:style-name="P54">Validación del movimiento de una pieza</text:p>
        </text:list-item>
        <text:list-item>
          <text:p text:style-name="P55">Y el movimiento de dichas<text:s/>piezas</text:p>
        </text:list-item>
      </text:list>
      <text:p text:style-name="P56"/>
      <text:p text:style-name="P57">La segunda fase del proyecto se desarrollará<text:s/>un código que dada la posición de la pieza reina (Por ejemplo, (0,0)), determine qué coordenadas puede ocupar.<text:s/></text:p>
      <text:p text:style-name="P58"><text:span text:style-name="T59">Este:</text:span></text:p>
      <text:list text:style-name="LFO4" text:continue-numbering="true">
        <text:list-item>
          <text:p text:style-name="P60">Deberá generar dos array: Uno para coordenadas X, y otro coordenadas Y. Por ejemplo para (0,0), puede moverse a:<text:line-break/><text:tab/>coordX = (1, 2, 3);</text:p>
        </text:list-item>
      </text:list>
      <text:p text:style-name="P61"><text:span text:style-name="T62"><text:tab/></text:span><text:span text:style-name="T63"><text:tab/>coordY = (1, 2, 3);</text:span></text:p>
      <text:p text:style-name="P64"><text:span text:style-name="T65"><text:tab/>Lo cual indica que la reina puede moverse en (coordX[0], coordY[0]) = (1, 1), (coordX[1], coordY[1]) = (2, 2) y (coordX[2], coordY[2]) = (3, 3).</text:span></text:p>
      <text:p text:style-name="P66"/>
      <text:list text:style-name="LFO4" text:continue-numbering="true">
        <text:list-item>
          <text:p text:style-name="P67"><text:span text:style-name="T68">Deberá generar coordenadas para cualquier posición en el tablero.</text:span></text:p>
        </text:list-item>
      </text:list>
      <text:p text:style-name="P69"/>
      <text:p text:style-name="P70"><text:span text:style-name="T71">Para la tercera fase del proyecto y con ayuda de la fase<text:s/></text:span><text:span text:style-name="T72">dos,</text:span><text:span text:style-name="T73"><text:s/>se generará<text:s/></text:span><text:span text:style-name="T74">un objeto por cada pieza, que posea un algoritmo que genere las coordenadas posibles<text:s/></text:span><text:span text:style-name="T75">por cada pieza (similar a la fase</text:span><text:span text:style-name="T76"><text:s/>dos), y con sus respectivas limitantes.</text:spa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soft-page-break/>
      <text:h text:style-name="P89" text:outline-level="1">Resumen del cronograma</text:h>
      <text:p text:style-name="P90"/>
      <table:table table:style-name="Table91">
        <table:table-columns>
          <table:table-column table:style-name="TableColumn92"/>
          <table:table-column table:style-name="TableColumn93"/>
        </table:table-columns>
        <table:table-row table:style-name="TableRow94">
          <table:table-cell table:style-name="TableCell95">
            <text:p text:style-name="P96">Hitos y/o principales entregables</text:p>
          </table:table-cell>
          <table:table-cell table:style-name="TableCell97">
            <text:p text:style-name="P98">Fecha<text:s/>planificada</text:p>
          </table:table-cell>
        </table:table-row>
        <table:table-row table:style-name="TableRow99">
          <table:table-cell table:style-name="TableCell100">
            <text:p text:style-name="P101">Fase 1</text:p>
          </table:table-cell>
          <table:table-cell table:style-name="TableCell102">
            <text:p text:style-name="P103">14/Octubre/2017</text:p>
          </table:table-cell>
        </table:table-row>
        <table:table-row table:style-name="TableRow104">
          <table:table-cell table:style-name="TableCell105">
            <text:p text:style-name="P106">Fase 2</text:p>
          </table:table-cell>
          <table:table-cell table:style-name="TableCell107">
            <text:p text:style-name="P108">15/Octubre/2017</text:p>
          </table:table-cell>
        </table:table-row>
        <table:table-row table:style-name="TableRow109">
          <table:table-cell table:style-name="TableCell110">
            <text:p text:style-name="P111">Fase 3</text:p>
          </table:table-cell>
          <table:table-cell table:style-name="TableCell112">
            <text:p text:style-name="P113">17/Octubre/2017</text:p>
          </table:table-cell>
        </table:table-row>
        <table:table-row table:style-name="TableRow114">
          <table:table-cell table:style-name="TableCell115">
            <text:p text:style-name="P116">Documentación</text:p>
          </table:table-cell>
          <table:table-cell table:style-name="TableCell117">
            <text:p text:style-name="P118">17/Octubre/2017</text:p>
          </table:table-cell>
        </table:table-row>
      </table:table>
      <text:h text:style-name="Título1" text:outline-level="1">Patrocinador</text:h>
      <text:p text:style-name="P119"/>
      <table:table table:style-name="Table120">
        <table:table-columns>
          <table:table-column table:style-name="TableColumn121"/>
          <table:table-column table:style-name="TableColumn122"/>
          <table:table-column table:style-name="TableColumn123"/>
        </table:table-columns>
        <table:table-row table:style-name="TableRow124">
          <table:table-cell table:style-name="TableCell125">
            <text:p text:style-name="P126"><text:span text:style-name="T127">N</text:span><text:span text:style-name="T128">ombre</text:span><text:span text:style-name="T129"><text:tab/></text:span></text:p>
          </table:table-cell>
          <table:table-cell table:style-name="TableCell130">
            <text:p text:style-name="P131">Organización / Área</text:p>
          </table:table-cell>
          <table:table-cell table:style-name="TableCell132">
            <text:p text:style-name="P133">Nivel de autoridad</text:p>
          </table:table-cell>
        </table:table-row>
        <table:table-row table:style-name="TableRow134">
          <table:table-cell table:style-name="TableCell135">
            <text:p text:style-name="P136">Alfredo Cruz</text:p>
          </table:table-cell>
          <table:table-cell table:style-name="TableCell137">
            <text:p text:style-name="P138">Acreditador/Maestro</text:p>
          </table:table-cell>
          <table:table-cell table:style-name="TableCell139">
            <text:p text:style-name="P140">Será quien evalué el trabajo entregado por el equipo.</text:p>
          </table:table-cell>
        </table:table-row>
      </table:table>
      <text:h text:style-name="Título1" text:outline-level="1"/>
      <text:soft-page-break/>
      <text:h text:style-name="P141" text:outline-level="1">Equipo de Trabajo</text:h>
      <text:p text:style-name="Standard"/>
      <text:p text:style-name="P142">Equipo de Proyecto</text:p>
      <text:p text:style-name="P143"/>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p text:style-name="P150"><text:span text:style-name="T151">Nombre / Perfil</text:span><text:span text:style-name="T152"><text:tab/></text:span></text:p>
          </table:table-cell>
          <table:table-cell table:style-name="TableCell153">
            <text:p text:style-name="P154">Organización / Área</text:p>
          </table:table-cell>
          <table:table-cell table:style-name="TableCell155">
            <text:p text:style-name="P156">Función</text:p>
          </table:table-cell>
        </table:table-row>
        <table:table-row table:style-name="TableRow157">
          <table:table-cell table:style-name="TableCell158">
            <text:p text:style-name="P159">Jair Lizárraga</text:p>
          </table:table-cell>
          <table:table-cell table:style-name="TableCell160">
            <text:p text:style-name="P161">UNAM/FI</text:p>
          </table:table-cell>
          <table:table-cell table:style-name="TableCell162">
            <text:p text:style-name="P163">Desarrollo de la fase 1</text:p>
          </table:table-cell>
        </table:table-row>
        <table:table-row table:style-name="TableRow164">
          <table:table-cell table:style-name="TableCell165">
            <text:p text:style-name="P166">Carlos Hernández</text:p>
          </table:table-cell>
          <table:table-cell table:style-name="TableCell167">
            <text:p text:style-name="P168">UNAM/FI</text:p>
          </table:table-cell>
          <table:table-cell table:style-name="TableCell169">
            <text:p text:style-name="P170">Desarrollo de la fase 1</text:p>
          </table:table-cell>
        </table:table-row>
        <table:table-row table:style-name="TableRow171">
          <table:table-cell table:style-name="TableCell172">
            <text:p text:style-name="P173">Iván Marín</text:p>
          </table:table-cell>
          <table:table-cell table:style-name="TableCell174">
            <text:p text:style-name="P175">UNAM/FI</text:p>
          </table:table-cell>
          <table:table-cell table:style-name="TableCell176">
            <text:p text:style-name="P177">Desarrollo de la fase 2</text:p>
          </table:table-cell>
        </table:table-row>
        <table:table-row table:style-name="TableRow178">
          <table:table-cell table:style-name="TableCell179">
            <text:p text:style-name="P180">Daniel Gutiérrez</text:p>
          </table:table-cell>
          <table:table-cell table:style-name="TableCell181">
            <text:p text:style-name="P182">UNAM/FI</text:p>
          </table:table-cell>
          <table:table-cell table:style-name="TableCell183">
            <text:p text:style-name="P184">Desarrollo de la fase 2</text:p>
          </table:table-cell>
        </table:table-row>
        <table:table-row table:style-name="TableRow185">
          <table:table-cell table:style-name="TableCell186">
            <text:p text:style-name="P187">Víctor Martínez Pozos</text:p>
          </table:table-cell>
          <table:table-cell table:style-name="TableCell188">
            <text:p text:style-name="P189">UNAM/FI</text:p>
          </table:table-cell>
          <table:table-cell table:style-name="TableCell190">
            <text:p text:style-name="P191">Desarrollo de la fase 3</text:p>
          </table:table-cell>
        </table:table-row>
        <table:table-row table:style-name="TableRow192">
          <table:table-cell table:style-name="TableCell193">
            <text:p text:style-name="P194">Víctor Correa</text:p>
          </table:table-cell>
          <table:table-cell table:style-name="TableCell195">
            <text:p text:style-name="P196">UNAM/FI</text:p>
          </table:table-cell>
          <table:table-cell table:style-name="TableCell197">
            <text:p text:style-name="P198">Desarrollo de la fase 3</text:p>
          </table:table-cell>
        </table:table-row>
        <table:table-row table:style-name="TableRow199">
          <table:table-cell table:style-name="TableCell200">
            <text:p text:style-name="P201">Borrego Luis</text:p>
          </table:table-cell>
          <table:table-cell table:style-name="TableCell202">
            <text:p text:style-name="P203">UNAM/FI</text:p>
          </table:table-cell>
          <table:table-cell table:style-name="TableCell204">
            <text:p text:style-name="P205">Desarrollo de la fase 3</text:p>
          </table:table-cell>
        </table:table-row>
        <table:table-row table:style-name="TableRow206">
          <table:table-cell table:style-name="TableCell207">
            <text:p text:style-name="P208">Africa Rodriguez</text:p>
          </table:table-cell>
          <table:table-cell table:style-name="TableCell209">
            <text:p text:style-name="P210">UNAM/FI</text:p>
          </table:table-cell>
          <table:table-cell table:style-name="TableCell211">
            <text:p text:style-name="P212">Desarrollo de la documentación</text:p>
          </table:table-cell>
        </table:table-row>
        <table:table-row table:style-name="TableRow213">
          <table:table-cell table:style-name="TableCell214">
            <text:p text:style-name="P215">Jorge<text:s/></text:p>
          </table:table-cell>
          <table:table-cell table:style-name="TableCell216">
            <text:p text:style-name="P217">UNAM/FI</text:p>
          </table:table-cell>
          <table:table-cell table:style-name="TableCell218">
            <text:p text:style-name="P219">Desarrollo de la fase 3</text:p>
          </table:table-cell>
        </table:table-row>
        <table:table-row table:style-name="TableRow220">
          <table:table-cell table:style-name="TableCell221">
            <text:p text:style-name="P222">Daniel<text:s/></text:p>
          </table:table-cell>
          <table:table-cell table:style-name="TableCell223">
            <text:p text:style-name="P224">UNAM/FI</text:p>
          </table:table-cell>
          <table:table-cell table:style-name="TableCell225">
            <text:p text:style-name="P226">Desarrollo de la fase 3</text:p>
          </table:table-cell>
        </table:table-row>
        <table:table-row table:style-name="TableRow227">
          <table:table-cell table:style-name="TableCell228">
            <text:p text:style-name="P229">Ángel Vargas</text:p>
          </table:table-cell>
          <table:table-cell table:style-name="TableCell230">
            <text:p text:style-name="P231">UNAM/FI</text:p>
          </table:table-cell>
          <table:table-cell table:style-name="TableCell232">
            <text:p text:style-name="P233">Desarrollo de la fase 3</text:p>
          </table:table-cell>
        </table:table-row>
      </table:table>
      <text:h text:style-name="Título1" text:outline-level="1"/>
      <text:h text:style-name="Título1" text:outline-level="1">Riesgos</text:h>
      <text:p text:style-name="P234"/>
      <table:table table:style-name="Table235">
        <table:table-columns>
          <table:table-column table:style-name="TableColumn236"/>
          <table:table-column table:style-name="TableColumn237"/>
        </table:table-columns>
        <table:table-row table:style-name="TableRow238">
          <table:table-cell table:style-name="TableCell239">
            <text:p text:style-name="P240">Evento</text:p>
          </table:table-cell>
          <table:table-cell table:style-name="TableCell241">
            <text:p text:style-name="P242">Impacto (Positivo / Negativo)</text:p>
          </table:table-cell>
        </table:table-row>
        <table:table-row table:style-name="TableRow243">
          <table:table-cell table:style-name="TableCell244">
            <text:p text:style-name="P245">Problemas en la implementación del algoritmo</text:p>
          </table:table-cell>
          <table:table-cell table:style-name="TableCell246">
            <text:p text:style-name="P247">Retraso en la entrega</text:p>
          </table:table-cell>
        </table:table-row>
      </table:table>
      <text:h text:style-name="P248" text:outline-level="1"/>
      <text:h text:style-name="P249" text:outline-level="1"/>
      <text:h text:style-name="P250" text:outline-level="1">SUPUESTOS <text:s/></text:h>
      <text:p text:style-name="P251"/>
      <table:table table:style-name="Table252">
        <table:table-columns>
          <table:table-column table:style-name="TableColumn253"/>
          <table:table-column table:style-name="TableColumn254"/>
        </table:table-columns>
        <table:table-row table:style-name="TableRow255">
          <table:table-cell table:style-name="TableCell256">
            <text:p text:style-name="P257">Supuesto</text:p>
          </table:table-cell>
          <table:table-cell table:style-name="TableCell258">
            <text:p text:style-name="P259">Impacto de resultar falso</text:p>
          </table:table-cell>
        </table:table-row>
        <table:table-row table:style-name="TableRow260">
          <table:table-cell table:style-name="TableCell261">
            <text:p text:style-name="P262">Entrega del proyecto en tiempo y forma sin retrasos</text:p>
          </table:table-cell>
          <table:table-cell table:style-name="TableCell263">
            <text:p text:style-name="P264">Carga de trabajo para los miembros del equipo, para cumplir con la entrega</text:p>
          </table:table-cell>
        </table:table-row>
        <table:table-row table:style-name="TableRow265">
          <table:table-cell table:style-name="TableCell266">
            <text:p text:style-name="P267">Compromiso por parte del equipo de trabajo</text:p>
          </table:table-cell>
          <table:table-cell table:style-name="TableCell268">
            <text:p text:style-name="P269">Posibles retrasos en entrega y/o carga de trabajo para ciertos miembros, para cumplir con la entrega.</text:p>
          </table:table-cell>
        </table:table-row>
      </table:table>
      <text:h text:style-name="Título1" text:outline-level="1"/>
      <text:h text:style-name="P270" text:outline-level="1">RESTRICCIONES<text:s/></text:h>
      <text:p text:style-name="P271">La entrega del tablero se deberá de realizar el 17 de Octubre de 2017. Los siguientes módulos se realizaran de acuerdo a la guía y planeación de Maestro Alfredo Cruz.</text:p>
      <text:p text:style-name="P272"/>
      <table:table table:style-name="Table273">
        <table:table-columns>
          <table:table-column table:style-name="TableColumn274"/>
          <table:table-column table:style-name="TableColumn275"/>
        </table:table-columns>
        <table:table-row table:style-name="TableRow276">
          <table:table-cell table:style-name="TableCell277">
            <text:p text:style-name="P278">Tipo de Restricción</text:p>
          </table:table-cell>
          <table:table-cell table:style-name="TableCell279">
            <text:p text:style-name="P280">Descripción de la Restricción</text:p>
          </table:table-cell>
        </table:table-row>
        <table:table-row table:style-name="TableRow281">
          <table:table-cell table:style-name="TableCell282">
            <text:p text:style-name="P283">TIEMPO</text:p>
          </table:table-cell>
          <table:table-cell table:style-name="TableCell284">
            <text:p text:style-name="P285">Se deberá de entregar el tablero funcional el día 17 de Octubre de 2017</text:p>
          </table:table-cell>
        </table:table-row>
        <table:table-row table:style-name="TableRow286">
          <table:table-cell table:style-name="TableCell287">
            <text:p text:style-name="P288">LENGUAJE</text:p>
          </table:table-cell>
          <table:table-cell table:style-name="TableCell289">
            <text:p text:style-name="P290">Su implementación deberá ser únicamente lenguaje C++</text:p>
          </table:table-cell>
        </table:table-row>
      </table:table>
      <text:p text:style-name="P291"/>
      <text:p text:style-name="P292"/>
      <text:p text:style-name="P293"/>
      <text:p text:style-name="Standard"/>
      <text:p text:style-name="P294"/>
      <text:h text:style-name="P295" text:outline-level="1"/>
      <text:p text:style-name="P2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Microsoft Sans Serif" svg:font-family="Microsoft Sans Serif" style:font-family-generic="swiss" style:font-pitch="variable" svg:panose-1="2 11 6 4 2 2 2 2 2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tarSymbol, 'MS Mincho'" svg:font-family="StarSymbol, 'MS Mincho'" style:font-family-generic="system"/>
    <style:font-face style:name="Courier New" svg:font-family="Courier New" style:font-family-generic="modern" style:font-pitch="fixed" svg:panose-1="2 7 3 9 2 2 5 2 4 4"/>
    <style:font-face style:name="Arial Black" svg:font-family="Arial Black" style:font-family-generic="swiss" style:font-pitch="variable" svg:panose-1="2 11 10 4 2 1 2 2 2 4"/>
    <style:font-face style:name="Verdana" svg:font-family="Verdana" style:font-family-generic="swiss" style:font-pitch="variable" svg:panose-1="2 11 6 4 3 5 4 4 2 4"/>
    <style:font-face style:name="Arial, Arial" svg:font-family="Arial, Arial"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MX"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top="0.25in" fo:margin-bottom="0.0416in">
        <style:tab-stops>
          <style:tab-stop style:type="left" style:position="0in"/>
        </style:tab-stops>
      </style:paragraph-properties>
      <style:text-properties fo:font-weight="bold" style:font-weight-asian="bold" fo:text-transform="uppercase" fo:font-size="12pt" style:font-size-asian="12pt" style:font-size-complex="12pt" fo:language="es" fo:country="MX" fo:hyphenate="false"/>
    </style:style>
    <style:style style:name="Título2" style:display-name="Título 2" style:family="paragraph" style:parent-style-name="Standard" style:next-style-name="Standard" style:default-outline-level="2">
      <style:paragraph-properties fo:keep-with-next="always" fo:text-align="start">
        <style:tab-stops>
          <style:tab-stop style:type="left" style:position="0in"/>
        </style:tab-stops>
      </style:paragraph-properties>
      <style:text-properties fo:font-weight="bold" style:font-weight-asian="bold" fo:font-size="12pt" style:font-size-asian="12pt" fo:language="es" fo:country="MX" fo:hyphenate="false"/>
    </style:style>
    <style:style style:name="Título3" style:display-name="Título 3" style:family="paragraph" style:parent-style-name="Standard" style:next-style-name="Standard" style:default-outline-level="3">
      <style:paragraph-properties fo:keep-with-next="always" fo:margin-left="2.4583in" fo:text-indent="0.4916in">
        <style:tab-stops>
          <style:tab-stop style:type="left" style:position="0in"/>
        </style:tab-stops>
      </style:paragraph-properties>
      <style:text-properties style:font-name="Tahoma" fo:font-weight="bold" style:font-weight-asian="bold" style:text-underline-type="single" style:text-underline-style="solid" style:text-underline-width="auto" style:text-underline-mode="continuous" fo:hyphenate="false"/>
    </style:style>
    <style:style style:name="Título4" style:display-name="Título 4" style:family="paragraph" style:parent-style-name="Standard" style:next-style-name="Standard" style:default-outline-level="4">
      <style:paragraph-properties fo:keep-with-next="always" fo:text-align="center">
        <style:tab-stops>
          <style:tab-stop style:type="left" style:position="0in"/>
        </style:tab-stops>
      </style:paragraph-properties>
      <style:text-properties fo:font-weight="bold" style:font-weight-asian="bold" fo:hyphenate="false"/>
    </style:style>
    <style:style style:name="Título5" style:display-name="Título 5" style:family="paragraph" style:parent-style-name="Standard" style:next-style-name="Standard" style:default-outline-level="5">
      <style:paragraph-properties fo:keep-with-next="always" fo:text-align="center">
        <style:tab-stops>
          <style:tab-stop style:type="left" style:position="0in"/>
        </style:tab-stops>
      </style:paragraph-properties>
      <style:text-properties fo:font-size="12pt" style:font-size-asian="12pt" fo:language="es" fo:country="MX" fo:hyphenate="false"/>
    </style:style>
    <style:style style:name="Título6" style:display-name="Título 6" style:family="paragraph" style:parent-style-name="Standard" style:next-style-name="Standard" style:default-outline-level="6">
      <style:paragraph-properties fo:keep-with-next="always" fo:margin-top="0.1666in" fo:margin-bottom="0.0416in" style:line-height-at-least="0.1388in" fo:margin-left="0.0986in">
        <style:tab-stops>
          <style:tab-stop style:type="left" style:position="0in"/>
        </style:tab-stops>
      </style:paragraph-properties>
      <style:text-properties style:font-name-complex="Arial" fo:font-weight="bold" style:font-weight-asian="bold" style:font-weight-complex="bold" fo:font-size="8pt" style:font-size-asian="8pt" style:font-size-complex="12pt" fo:hyphenate="false"/>
    </style:style>
    <style:style style:name="Título7" style:display-name="Título 7" style:family="paragraph" style:parent-style-name="Standard" style:next-style-name="Standard" style:default-outline-level="7">
      <style:paragraph-properties fo:keep-with-next="always" fo:margin-top="0.25in" fo:margin-bottom="0.0416in" style:line-height-at-least="0.1388in">
        <style:tab-stops>
          <style:tab-stop style:type="left" style:position="0in"/>
        </style:tab-stops>
      </style:paragraph-properties>
      <style:text-properties style:font-name-complex="Arial"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fo:margin-top="0.0833in"/>
      <style:text-properties style:font-name="Arial" style:font-name-asian="Times New Roman" style:font-name-complex="Times New Roman" fo:font-size="11pt" style:font-size-asian="11pt" style:font-size-complex="10pt" fo:language="es" fo:country="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Captionuser" style:display-name="Caption (user)" style:family="paragraph" style:parent-style-name="Standard">
      <style:paragraph-properties text:number-lines="false" fo:margin-bottom="0.0833in"/>
      <style:text-properties fo:font-style="italic" style:font-style-asian="italic" style:font-style-complex="italic" fo:font-size="12pt" style:font-size-asian="12pt" style:font-size-complex="12pt" fo:hyphenate="false"/>
    </style:style>
    <style:style style:name="Indexuser" style:display-name="Index (user)" style:family="paragraph" style:parent-style-name="Standard">
      <style:paragraph-properties text:number-lines="false"/>
      <style:text-properties fo:hyphenate="false"/>
    </style:style>
    <style:style style:name="Encabezado" style:display-name="Encabezad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Puesto" style:display-name="Puesto" style:family="paragraph" style:parent-style-name="Standard" style:next-style-name="Subtítulo">
      <style:paragraph-properties fo:text-align="center" fo:margin-left="0.9833in" fo:text-indent="0.4916in">
        <style:tab-stops/>
      </style:paragraph-properties>
      <style:text-properties style:font-name="Tahoma" fo:font-weight="bold" style:font-weight-asian="bold" fo:font-style="italic" style:font-style-asian="italic" fo:font-size="12pt" style:font-size-asian="12pt" fo:language="es" fo:country="MX" fo:hyphenate="false"/>
    </style:style>
    <style:style style:name="Subtítulo" style:display-name="Subtítulo" style:family="paragraph" style:parent-style-name="Headinguser" style:next-style-name="Textbody">
      <style:paragraph-properties fo:text-align="center"/>
      <style:text-properties fo:font-style="italic" style:font-style-asian="italic" style:font-style-complex="italic" fo:hyphenate="false"/>
    </style:style>
    <style:style style:name="Textbodyindent" style:display-name="Text body indent" style:family="paragraph" style:parent-style-name="Standard">
      <style:paragraph-properties fo:text-indent="1.6736in"/>
      <style:text-properties fo:font-size="12pt" style:font-size-asian="12pt" fo:hyphenate="false"/>
    </style:style>
    <style:style style:name="Sangría2det.independiente1" style:display-name="Sangría 2 de t. independiente1" style:family="paragraph" style:parent-style-name="Standard">
      <style:paragraph-properties fo:text-indent="1.477in"/>
      <style:text-properties fo:hyphenate="false"/>
    </style:style>
    <style:style style:name="Sangría3det.independiente1" style:display-name="Sangría 3 de t. independiente1" style:family="paragraph" style:parent-style-name="Standard">
      <style:paragraph-properties fo:text-indent="0.4916in"/>
      <style:text-properties fo:font-weight="bold" style:font-weight-asian="bold" fo:hyphenate="false"/>
    </style:style>
    <style:style style:name="Textoindependiente21" style:display-name="Texto independiente 21" style:family="paragraph" style:parent-style-name="Standard">
      <style:text-properties fo:font-size="12pt" style:font-size-asian="12pt" fo:language="es" fo:country="MX" fo:hyphenate="false"/>
    </style:style>
    <style:style style:name="NormalWeb" style:display-name="Normal (Web)" style:family="paragraph" style:parent-style-name="Standard">
      <style:paragraph-properties fo:margin-top="0.0694in" fo:margin-bottom="0.0694in"/>
      <style:text-properties fo:font-size="12pt" style:font-size-asian="12pt" style:font-size-complex="12pt"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ContentsHeadinguser" style:display-name="Contents Heading (user)" style:family="paragraph" style:parent-style-name="Headinguser">
      <style:paragraph-properties text:number-lines="false"/>
      <style:text-properties fo:font-weight="bold" style:font-weight-asian="bold" style:font-weight-complex="bold" fo:font-size="16pt" style:font-size-asian="16pt" style:font-size-complex="16pt" fo:hyphenate="false"/>
    </style:style>
    <style:style style:name="Aclaraciones" style:display-name="Aclaraciones" style:family="paragraph" style:parent-style-name="Textbody">
      <style:text-properties style:font-name-complex="Arial" fo:font-weight="bold" style:font-weight-asian="bold" fo:font-style="italic" style:font-style-asian="italic" fo:hyphenate="false"/>
    </style:style>
    <style:style style:name="Párrafodelista" style:display-name="Párrafo de lista" style:family="paragraph" style:parent-style-name="Standard">
      <style:paragraph-properties fo:text-align="start" fo:margin-top="0in" fo:line-height="150%" fo:margin-left="0.4916in">
        <style:tab-stops/>
      </style:paragraph-properties>
      <style:text-properties style:font-name="Microsoft Sans Serif" fo:font-size="10pt" style:font-size-asian="10pt" fo:hyphenate="false"/>
    </style:style>
    <style:style style:name="Textodeglobo" style:display-name="Texto de globo" style:family="paragraph" style:parent-style-name="Standard">
      <style:paragraph-properties fo:margin-top="0in"/>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5.9048in"/>
        </style:tab-stops>
      </style:paragraph-properties>
      <style:text-properties fo:hyphenate="false"/>
    </style:style>
    <style:style style:name="WW8Num1z0" style:display-name="WW8Num1z0" style:family="text">
      <style:text-properties style:font-name="Symbol"/>
    </style:style>
    <style:style style:name="WW8Num2z0" style:display-name="WW8Num2z0" style:family="text">
      <style:text-properties style:font-name="Symbol" style:font-name-complex="Times New Roman"/>
    </style:style>
    <style:style style:name="Título1Car" style:display-name="Título 1 Car" style:family="text" style:parent-style-name="Fuentedepárrafopredeter.">
      <style:text-properties style:font-name="Cambria" style:font-name-asian="Times New Roman" style:font-name-complex="Times New Roman" fo:font-weight="bold" style:font-weight-asian="bold" style:font-weight-complex="bold" style:letter-kerning="true" fo:font-size="16pt" style:font-size-asian="16pt" style:font-size-complex="16pt" fo:language="es" fo:country="ES"/>
    </style:style>
    <style:style style:name="Título2Car" style:display-name="Título 2 C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es" fo:country="ES"/>
    </style:style>
    <style:style style:name="Título3Car" style:display-name="Título 3 Car" style:family="text" style:parent-style-name="Fuentedepárrafopredeter.">
      <style:text-properties style:font-name="Cambria" style:font-name-asian="Times New Roman" style:font-name-complex="Times New Roman" fo:font-weight="bold" style:font-weight-asian="bold" style:font-weight-complex="bold" fo:font-size="13pt" style:font-size-asian="13pt" style:font-size-complex="13pt" fo:language="es" fo:country="ES"/>
    </style:style>
    <style:style style:name="Título4Car" style:display-name="Título 4 Car" style:family="text" style:parent-style-name="Fuentedepárrafopredeter.">
      <style:text-properties style:font-name="Calibri" style:font-name-asian="Times New Roman" style:font-name-complex="Times New Roman" fo:font-weight="bold" style:font-weight-asian="bold" style:font-weight-complex="bold" fo:font-size="14pt" style:font-size-asian="14pt" style:font-size-complex="14pt" fo:language="es" fo:country="ES"/>
    </style:style>
    <style:style style:name="Título5Car" style:display-name="Título 5 Car" style:family="text" style:parent-style-name="Fuentedepárrafopredeter.">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s" fo:country="ES"/>
    </style:style>
    <style:style style:name="Título6Car" style:display-name="Título 6 Car" style:family="text" style:parent-style-name="Fuentedepárrafopredeter.">
      <style:text-properties style:font-name="Calibri" style:font-name-asian="Times New Roman" style:font-name-complex="Times New Roman" fo:font-weight="bold" style:font-weight-asian="bold" style:font-weight-complex="bold" fo:font-size="11pt" style:font-size-asian="11pt" style:font-size-complex="11pt" fo:language="es" fo:country="ES"/>
    </style:style>
    <style:style style:name="Título7Car" style:display-name="Título 7 Car" style:family="text" style:parent-style-name="Fuentedepárrafopredeter.">
      <style:text-properties style:font-name="Calibri" style:font-name-asian="Times New Roman" style:font-name-complex="Times New Roman" fo:font-size="12pt" style:font-size-asian="12pt" style:font-size-complex="12pt" fo:language="es" fo:country="ES"/>
    </style:style>
    <style:style style:name="Fuentedepárrafopredeter.1" style:display-name="Fuente de párrafo predeter.1" style:family="text"/>
    <style:style style:name="Absatz-Standardschriftart" style:display-name="Absatz-Standardschriftart" style:family="text"/>
    <style:style style:name="WW-Absatz-Standardschriftart" style:display-name="WW-Absatz-Standardschriftart" style:family="text"/>
    <style:style style:name="WW8Num3z0" style:display-name="WW8Num3z0" style:family="text">
      <style:text-properties style:font-name="Wingdings" fo:font-size="9pt" style:font-size-asian="9pt"/>
    </style:style>
    <style:style style:name="WW8Num3z1" style:display-name="WW8Num3z1" style:family="text">
      <style:text-properties style:font-name="Wingdings 2" fo:font-size="9pt" style:font-size-asian="9pt"/>
    </style:style>
    <style:style style:name="WW8Num3z2" style:display-name="WW8Num3z2" style:family="text">
      <style:text-properties style:font-name="StarSymbol, 'MS Mincho'" fo:font-size="9pt" style:font-size-asian="9pt"/>
    </style:style>
    <style:style style:name="WW8Num4z0" style:display-name="WW8Num4z0" style:family="text">
      <style:text-properties style:font-name="Wingdings" fo:font-size="9pt" style:font-size-asian="9pt"/>
    </style:style>
    <style:style style:name="WW8Num4z1" style:display-name="WW8Num4z1" style:family="text">
      <style:text-properties style:font-name="Wingdings 2" fo:font-size="9pt" style:font-size-asian="9pt"/>
    </style:style>
    <style:style style:name="WW8Num4z2" style:display-name="WW8Num4z2" style:family="text">
      <style:text-properties style:font-name="StarSymbol, 'MS Mincho'" fo:font-size="9pt" style:font-size-asian="9pt"/>
    </style:style>
    <style:style style:name="WW8Num5z0" style:display-name="WW8Num5z0" style:family="text">
      <style:text-properties style:font-name="Wingdings" fo:font-size="9pt" style:font-size-asian="9pt"/>
    </style:style>
    <style:style style:name="WW8Num5z1" style:display-name="WW8Num5z1" style:family="text">
      <style:text-properties style:font-name="Wingdings 2" fo:font-size="9pt" style:font-size-asian="9pt"/>
    </style:style>
    <style:style style:name="WW8Num5z2" style:display-name="WW8Num5z2" style:family="text">
      <style:text-properties style:font-name="StarSymbol, 'MS Mincho'" fo:font-size="9pt" style:font-size-asian="9pt"/>
    </style:style>
    <style:style style:name="WW-Absatz-Standardschriftart1" style:display-name="WW-Absatz-Standardschriftart1" style:family="text"/>
    <style:style style:name="WW-Fuentedepárrafopredeter." style:display-name="WW-Fuente de párrafo predeter." style:family="text"/>
    <style:style style:name="StrongEmphasis" style:display-name="Strong Emphasis" style:family="text" style:parent-style-name="WW-Fuentedepárrafopredeter.">
      <style:text-properties style:font-name-complex="Times New Roman" fo:font-weight="bold" style:font-weight-asian="bold" style:font-weight-complex="bold"/>
    </style:style>
    <style:style style:name="WW-Absatz-Standardschriftart11" style:display-name="WW-Absatz-Standardschriftart11" style:family="text"/>
    <style:style style:name="Internetlink" style:display-name="Internet link" style:family="text" style:parent-style-name="WW-Fuentedepárrafopredeter.">
      <style:text-properties style:font-name-complex="Times New Roman"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Fuentedepárrafopredeter.">
      <style:text-properties style:font-name-complex="Times New Roman" fo:color="#800080" style:text-underline-type="single" style:text-underline-style="solid" style:text-underline-width="auto" style:text-underline-mode="continuous" style:text-underline-color="font-color"/>
    </style:style>
    <style:style style:name="NumberingSymbolsuser" style:display-name="Numbering Symbols (user)" style:family="text"/>
    <style:style style:name="Bullets" style:display-name="Bullets" style:family="text">
      <style:text-properties style:font-name="StarSymbol, 'MS Mincho'" style:font-name-asian="Times New Roman" fo:font-size="9pt" style:font-size-asian="9pt"/>
    </style:style>
    <style:style style:name="Númerodepágina" style:display-name="Número de página" style:family="text" style:parent-style-name="Fuentedepárrafopredeter.1">
      <style:text-properties style:font-name-complex="Times New Roman"/>
    </style:style>
    <style:style style:name="TextoindependienteCar" style:display-name="Texto independiente Car" style:family="text" style:parent-style-name="Fuentedepárrafopredeter.">
      <style:text-properties style:font-name="Arial" fo:font-size="11pt" style:font-size-asian="11pt" fo:language="es" fo:country="ES"/>
    </style:style>
    <style:style style:name="EncabezadoCar" style:display-name="Encabezado Car" style:family="text" style:parent-style-name="Fuentedepárrafopredeter.">
      <style:text-properties style:font-name="Arial" fo:font-size="11pt" style:font-size-asian="11pt" fo:language="es" fo:country="ES"/>
    </style:style>
    <style:style style:name="PiedepáginaCar" style:display-name="Pie de página Car" style:family="text" style:parent-style-name="Fuentedepárrafopredeter.">
      <style:text-properties style:font-name="Arial" fo:font-size="11pt" style:font-size-asian="11pt" fo:language="es" fo:country="ES"/>
    </style:style>
    <style:style style:name="TítuloCar" style:display-name="Título Car" style:family="text" style:parent-style-name="Fuentedepárrafopredeter.">
      <style:text-properties style:font-name="Cambria" style:font-name-asian="Times New Roman" style:font-name-complex="Times New Roman" fo:font-weight="bold" style:font-weight-asian="bold" style:font-weight-complex="bold" style:letter-kerning="true" fo:font-size="16pt" style:font-size-asian="16pt" style:font-size-complex="16pt" fo:language="es" fo:country="ES"/>
    </style:style>
    <style:style style:name="SubtítuloCar" style:display-name="Subtítulo Car" style:family="text" style:parent-style-name="Fuentedepárrafopredeter.">
      <style:text-properties style:font-name="Cambria" style:font-name-asian="Times New Roman" style:font-name-complex="Times New Roman" fo:font-size="12pt" style:font-size-asian="12pt" style:font-size-complex="12pt" fo:language="es" fo:country="ES"/>
    </style:style>
    <style:style style:name="SangríadetextonormalCar" style:display-name="Sangría de texto normal Car" style:family="text" style:parent-style-name="Fuentedepárrafopredeter.">
      <style:text-properties style:font-name="Arial" fo:font-size="11pt" style:font-size-asian="11pt" fo:language="es" fo:country="ES"/>
    </style:style>
    <style:style style:name="TextodegloboCar" style:display-name="Texto de globo Car" style:family="text" style:parent-style-name="Fuentedepárrafopredeter.">
      <style:text-properties style:font-name="Tahoma" style:font-name-complex="Tahoma" fo:font-size="8pt" style:font-size-asian="8pt" style:font-size-complex="8pt" fo:language="es" fo:country="ES"/>
    </styl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text:list-style style:name="WW8Num1" style:display-name="WW8Num1">
      <text:list-level-style-number text:level="1" text:style-name="WW_CharLFO1LVL1" style:num-format="">
        <style:list-level-properties text:list-level-position-and-space-mode="label-alignment">
          <style:list-level-label-alignment text:label-followed-by="nothing"/>
        </style:list-level-properties>
      </text:list-level-style-number>
      <text:list-level-style-number text:level="2" text:style-name="WW_CharLFO1LVL2" style:num-format="">
        <style:list-level-properties text:list-level-position-and-space-mode="label-alignment">
          <style:list-level-label-alignment text:label-followed-by="nothing"/>
        </style:list-level-properties>
      </text:list-level-style-number>
      <text:list-level-style-number text:level="3" text:style-name="WW_CharLFO1LVL3" style:num-format="">
        <style:list-level-properties text:list-level-position-and-space-mode="label-alignment">
          <style:list-level-label-alignment text:label-followed-by="nothing"/>
        </style:list-level-properties>
      </text:list-level-style-number>
      <text:list-level-style-number text:level="4" text:style-name="WW_CharLFO1LVL4" style:num-format="">
        <style:list-level-properties text:list-level-position-and-space-mode="label-alignment">
          <style:list-level-label-alignment text:label-followed-by="nothing"/>
        </style:list-level-properties>
      </text:list-level-style-number>
      <text:list-level-style-number text:level="5" text:style-name="WW_CharLFO1LVL5" style:num-format="">
        <style:list-level-properties text:list-level-position-and-space-mode="label-alignment">
          <style:list-level-label-alignment text:label-followed-by="nothing"/>
        </style:list-level-properties>
      </text:list-level-style-number>
      <text:list-level-style-number text:level="6" text:style-name="WW_CharLFO1LVL6" style:num-format="">
        <style:list-level-properties text:list-level-position-and-space-mode="label-alignment">
          <style:list-level-label-alignment text:label-followed-by="nothing"/>
        </style:list-level-properties>
      </text:list-level-style-number>
      <text:list-level-style-number text:level="7" text:style-name="WW_CharLFO1LVL7" style:num-format="">
        <style:list-level-properties text:list-level-position-and-space-mode="label-alignment">
          <style:list-level-label-alignment text:label-followed-by="nothing"/>
        </style:list-level-properties>
      </text:list-level-style-number>
      <text:list-level-style-number text:level="8" text:style-name="WW_CharLFO1LVL8" style:num-format="">
        <style:list-level-properties text:list-level-position-and-space-mode="label-alignment">
          <style:list-level-label-alignment text:label-followed-by="nothing"/>
        </style:list-level-properties>
      </text:list-level-style-number>
      <text:list-level-style-number text:level="9" text:style-name="WW_CharLFO1LVL9" style:num-format="">
        <style:list-level-properties text:list-level-position-and-space-mode="label-alignment">
          <style:list-level-label-alignment text:label-followed-by="nothing"/>
        </style:list-level-properties>
      </text:list-level-style-number>
    </text:list-style>
    <style:style style:name="WW_CharLFO2LVL1" style:family="text">
      <style:text-properties style:font-name="Symbol" style:font-name-complex="Times New Roman"/>
    </style:style>
    <text:list-style style:name="WW8Num2" style:display-name="WW8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0951in" fo:margin-left="1.1812in" fo:margin-bottom="0.3437in" fo:margin-right="1.1812in" style:num-format="1" style:writing-mode="lr-tb">
        <style:footnote-sep style:width="0.007in" style:rel-width="33%" style:color="#000000" style:line-style="solid" style:adjustment="left"/>
      </style:page-layout-properties>
      <style:header-style>
        <style:header-footer-properties style:dynamic-spacing="true" fo:min-height="0.8888in"/>
      </style:header-style>
      <style:footer-style>
        <style:header-footer-properties style:dynamic-spacing="true" fo:min-height="0.6402in"/>
      </style:footer-style>
    </style:page-layout>
    <style:style style:name="P2" style:parent-style-name="Encabezado" style:family="paragraph">
      <style:text-properties fo:language="es" fo:country="MX"/>
    </style:style>
    <style:style style:name="T3" style:parent-style-name="Fuentedepárrafopredeter." style:family="text">
      <style:text-properties fo:language="es" fo:country="MX"/>
    </style:style>
    <style:style style:name="T4" style:parent-style-name="Fuentedepárrafopredeter." style:family="text">
      <style:text-properties fo:language="es" fo:country="MX"/>
    </style:style>
    <style:style style:name="P5" style:parent-style-name="Encabezado" style:family="paragraph">
      <style:text-properties fo:font-size="8pt" style:font-size-asian="8pt" fo:language="es" fo:country="MX"/>
    </style:style>
    <style:style style:name="P6" style:parent-style-name="Encabezado" style:family="paragraph">
      <style:text-properties style:font-name="Arial Black" fo:font-size="8pt" style:font-size-asian="8pt" fo:language="es" fo:country="MX"/>
    </style:style>
    <style:style style:name="P7" style:parent-style-name="Encabezado" style:family="paragraph">
      <style:text-properties fo:language="es" fo:country="MX"/>
    </style:style>
    <style:style style:name="P8" style:parent-style-name="Textbody" style:family="paragraph">
      <style:paragraph-properties fo:margin-top="0.043in"/>
      <style:text-properties fo:font-weight="bold" style:font-weight-asian="bold" fo:language="es" fo:country="UY"/>
    </style:style>
    <style:style style:name="P9" style:parent-style-name="Textbody" style:family="paragraph">
      <style:paragraph-properties fo:margin-top="0.043in"/>
    </style:style>
    <style:style style:name="T10" style:parent-style-name="Fuentedepárrafopredeter." style:family="text">
      <style:text-properties fo:language="es" fo:country="UY"/>
    </style:style>
    <style:style style:name="T11" style:parent-style-name="Fuentedepárrafopredeter." style:family="text">
      <style:text-properties fo:font-size="8pt" style:font-size-asian="8pt" style:font-size-complex="8pt"/>
    </style:style>
    <style:style style:name="P12" style:parent-style-name="Piedepágina" style:family="paragraph">
      <style:paragraph-properties>
        <style:tab-stops>
          <style:tab-stop style:type="center" style:position="3.0687in"/>
          <style:tab-stop style:type="right" style:position="5.9062in"/>
        </style:tab-stops>
      </style:paragraph-properties>
      <style:text-properties style:font-name="Verdana" fo:font-size="6pt" style:font-size-asian="6pt" style:font-size-complex="6pt"/>
    </style:style>
    <style:style style:name="P13" style:parent-style-name="Textbody" style:family="paragraph">
      <style:paragraph-properties fo:margin-top="0.043in"/>
      <style:text-properties fo:font-size="9pt" style:font-size-asian="9pt" style:font-size-complex="9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P2"><text:s text:c="65"/></text:p>
        <text:p text:style-name="Encabezado"><text:span text:style-name="T3"><draw:frame draw:style-name="a0" draw:name="Imagen 4" text:anchor-type="as-char" svg:x="0in" svg:y="0in" svg:width="3.1793in" svg:height="1.13957in" style:rel-width="scale" style:rel-height="scale"><draw:image xlink:href="media/image1.png" xlink:type="simple" xlink:show="embed" xlink:actuate="onLoad"/><svg:title/><svg:desc>C:\Users\1042560\Documents\Neurociencia\NeurocienciaComputacional\logounam.png</svg:desc></draw:frame></text:span><text:s text:c="57"/><text:span text:style-name="T4"><draw:frame draw:style-name="a1" draw:name="Imagen 5" text:anchor-type="as-char" svg:x="0in" svg:y="0in" svg:width="0.96909in" svg:height="1.35672in" style:rel-width="scale" style:rel-height="scale"><draw:image xlink:href="media/image2.jpeg" xlink:type="simple" xlink:show="embed" xlink:actuate="onLoad"/><svg:title/><svg:desc>C:\Users\1042560\Documents\Neurociencia\NeurocienciaComputacional\logofi.jpe</svg:desc></draw:frame></text:span></text:p>
        <text:p text:style-name="P5"/>
        <text:p text:style-name="P6"/>
        <text:p text:style-name="P7"/>
      </style:header>
      <style:footer>
        <text:p text:style-name="P8">_____________________________________________________________________</text:p>
        <text:p text:style-name="P9"><text:span text:style-name="T10">Sistemas Expertos <text:s text:c="3"/>Universidad Nacional Autónoma de México <text:s text:c="3"/>Facultad de Ingeniería</text:span><text:span text:style-name="T11"><text:s/></text:span></text:p>
        <text:p text:style-name="P12"/>
        <text:p text:style-name="P1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elo de documento de AGESIC</dc:title>
    <meta:initial-creator>Sahara</meta:initial-creator>
    <dc:creator>1042560</dc:creator>
    <meta:creation-date>2017-10-16T23:36:00Z</meta:creation-date>
    <dc:date>2017-10-16T23:36:00Z</dc:date>
    <meta:template xlink:href="Normal.dotm" xlink:type="simple"/>
    <meta:editing-cycles>2</meta:editing-cycles>
    <meta:editing-duration>PT0S</meta:editing-duration>
    <meta:document-statistic meta:page-count="7" meta:paragraph-count="8" meta:word-count="655" meta:character-count="4253" meta:row-count="30" meta:non-whitespace-character-count="3606"/>
  </office:meta>
</office:document-meta>
</file>